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5" style:family="paragraph" style:parent-style-name="Standard">
      <style:text-properties fo:font-size="12pt" fo:language="en" fo:country="US" style:font-size-asian="12pt" style:font-size-complex="12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36827920" text:id="ct1055531368279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36828752" text:id="ct1055531368287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36828960" text:id="ct105553136828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36829168" text:id="ct1055531368291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36829376" text:id="ct1055531368293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36829584" text:id="ct1055531368295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36827920"/><text:change-start text:change-id="ct105553136828752"/>Adopt<text:change-end text:change-id="ct105553136828752"/>ed<text:change-start text:change-id="ct105553136828960"/> as a <text:change-end text:change-id="ct105553136828960"/>NMRA <text:change-start text:change-id="ct105553136829168"/>Standard<text:change-end text:change-id="ct105553136829168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36829376"/><text:change-start text:change-id="ct105553136829584"/>Version History<text:change-end text:change-id="ct1055531368295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3:36.764423274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7202406365280" text:id="ct107202406365280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07202406368400" text:id="ct107202406368400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07202406366320" text:id="ct107202406366320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5-02-24T17:33:36.765706962">2/24/2015</text:date></text:span></text:p>
            </text:deletion>
          </text:changed-region>
          <text:changed-region xml:id="ct107202406369648" text:id="ct10720240636964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07202406370688" text:id="ct107202406370688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07202406370896" text:id="ct107202406370896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07202406365280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07202406368400"/><text:change text:change-id="ct107202406366320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07202406369648"/><text:span text:style-name="MT11">S-</text:span><text:span text:style-name="MT12">9.</text:span><text:change text:change-id="ct107202406370688"/><text:change-start text:change-id="ct107202406370896"/><text:span text:style-name="MT12">7</text:span><text:change-end text:change-id="ct107202406370896"/><text:span text:style-name="MT12">.1.1</text:span><text:span text:style-name="MT13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33M44S</meta:editing-duration>
    <meta:generator>LibreOffice/4.4.0.3$MacOSX_X86_64 LibreOffice_project/de093506bcdc5fafd9023ee680b8c60e3e0645d7</meta:generator>
    <dc:date>2015-02-24T17:33:36.636025000</dc:date>
    <meta:printed-by>Bob Jacobsen</meta:printed-by>
    <meta:print-date>2010-09-15T08:46:04</meta:print-date>
    <meta:document-statistic meta:table-count="2" meta:image-count="0" meta:object-count="0" meta:page-count="1" meta:paragraph-count="20" meta:word-count="127" meta:character-count="772" meta:non-whitespace-character-count="657"/>
  </office:meta>
</office:document-meta>
</file>